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Ubuntu Mono" svg:font-family="'Ubuntu Mono'" style:font-family-generic="modern" style:font-pitch="fixed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ras Light ITC" svg:font-family="'Eras Light ITC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8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ras Light ITC" fo:font-size="66pt" fo:letter-spacing="normal" fo:font-style="normal" style:text-underline-style="none" fo:font-weight="bold" style:font-name-asian="Amatic SC" style:font-size-asian="66pt" style:font-style-asian="normal" style:font-weight-asian="bold" style:font-name-complex="Amatic SC" style:font-size-complex="6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matic SC" fo:font-size="70pt" fo:letter-spacing="normal" fo:font-style="normal" style:text-underline-style="none" fo:font-weight="normal" style:font-name-asian="Amatic SC" style:font-size-asian="70pt" style:font-style-asian="normal" style:font-weight-asian="normal" style:font-name-complex="Amatic SC" style:font-size-complex="70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solid" style:text-line-through-type="singl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4" style:family="text">
      <style:text-properties fo:font-variant="normal" fo:text-transform="none" fo:color="#2c0e25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5" style:family="text">
      <style:text-properties fo:font-variant="normal" fo:text-transform="none" fo:color="#2c0e25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2c0e25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7" style:family="text">
      <style:text-properties fo:font-variant="normal" fo:text-transform="none" fo:color="#2c0e25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2c0e25" style:text-line-through-style="none" style:text-line-through-type="none" style:text-position="0% 100%" style:font-name="Arial" fo:font-size="37.5pt" fo:letter-spacing="normal" fo:font-style="normal" style:text-underline-style="none" fo:font-weight="normal" style:font-name-asian="Arial" style:font-size-asian="37.5pt" style:font-style-asian="normal" style:font-weight-asian="normal" style:font-name-complex="Arial" style:font-size-complex="37.5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595959" fo:font-size="100%"/>
      </text:list-level-style-bullet>
      <text:list-level-style-bullet text:level="3" text:bullet-char="■">
        <style:list-level-properties text:space-before="2.823cm" text:min-label-width="0.987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Arial" fo:color="#595959" fo:font-size="100%"/>
      </text:list-level-style-bullet>
      <text:list-level-style-bullet text:level="3" text:bullet-char="■">
        <style:list-level-properties text:space-before="2.823cm" text:min-label-width="0.987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595959" fo:font-size="100%"/>
      </text:list-level-style-bullet>
      <text:list-level-style-bullet text:level="3" text:bullet-char="■">
        <style:list-level-properties text:space-before="2.753cm" text:min-label-width="1.057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595959" fo:font-size="100%"/>
      </text:list-level-style-bullet>
      <text:list-level-style-bullet text:level="3" text:bullet-char="■">
        <style:list-level-properties text:space-before="2.753cm" text:min-label-width="1.057cm"/>
        <style:text-properties style:font-name="Arial" fo:color="#595959" fo:font-size="100%"/>
      </text:list-level-style-bullet>
      <text:list-level-style-bullet text:level="4" text:bullet-char="●">
        <style:list-level-properties text:space-before="4.023cm" text:min-label-width="1.057cm"/>
        <style:text-properties style:font-name="Arial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6.292cm" svg:x="0.866cm" svg:y="1.231cm" presentation:class="title" presentation:user-transformed="true">
          <draw:text-box>
            <text:p text:style-name="P1"><text:span text:style-name="T1">EstNLTK</text:span><text:span text:style-name="T2"><text:line-break/></text:span><text:span text:style-name="T3"><text:a xlink:href="https://github.com/estnltk/estnltk" xlink:type="simple">https://github.com/estnltk/estnltk</text:a></text:span></text:p>
          </draw:text-box>
        </draw:frame>
        <draw:frame draw:name="Google Shape;55;p13" presentation:style-name="pr2" draw:text-style-name="P3" draw:layer="layout" svg:width="23.667cm" svg:height="2.759cm" svg:x="0.866cm" svg:y="9.367cm" presentation:class="subtitle" presentation:user-transformed="true">
          <draw:text-box>
            <text:p text:style-name="P1"><text:span text:style-name="T4">Siim Orasmaa</text:span></text:p>
            <text:p text:style-name="P1"><text:span text:style-name="T4">Tartu Ülikool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s on EstNLTK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Mis on EstNLTK?</text:span></text:p>
          </draw:text-box>
        </draw:frame>
        <draw:frame draw:name="Google Shape;61;p14" presentation:style-name="pr5" draw:text-style-name="P10" draw:layer="layout" svg:width="23.667cm" svg:height="10.262cm" svg:x="0.866cm" svg:y="3.159cm" presentation:class="outline" presentation:user-transformed="true">
          <draw:text-box>
            <text:list text:style-name="L2">
              <text:list-item>
                <text:p text:style-name="P7"><text:span text:style-name="T6">Vabavaraline Pythoni teek eestikeelsete tekstide töötlemisek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baastööriistad ja keeletöötluse töövood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nt lausestamine, lemmatiseerimine, nimeüksuste ja ajaväljendite tuvastamine</text:span></text:p>
                      </text:list-item>
                    </text:list>
                  </text:list-item>
                  <text:list-item>
                    <text:p text:style-name="P7"><text:span text:style-name="T7">raamistik tekstimärgenduste haldamiseks</text:span></text:p>
                    <text:list>
                      <text:list-item>
                        <text:p text:style-name="P7"><text:span text:style-name="T8">salvestamine / võrdlemine / visualiseerimine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9"><text:s/></text:span><text:span text:style-name="T10">⇨</text:span><text:span text:style-name="T11"> “</text:span><text:span text:style-name="T7">ehitusklotsid” keerukamate rakenduste loomisel: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8">nt faktieraldus / sisuanalüüs / hoiakute-meelestatuse analüü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5a272e60c1_0_9:notes" draw:style-name="gr1" draw:layer="layout" svg:width="16.932cm" svg:height="9.524cm" svg:x="1.059cm" svg:y="1.905cm" draw:page-number="2" presentation:class="page"/>
          <draw:frame draw:name="Google Shape;58;g5a272e60c1_0_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NLTK paigaldus ja kasutamine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stNLTK paigaldus ja kasutamine</text:span></text:p>
          </draw:text-box>
        </draw:frame>
        <draw:frame draw:name="Google Shape;67;p15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6">Paigaldamine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6">Anaconda pakett (soovitatav)</text:span></text:p>
                  </text:list-item>
                  <text:list-item>
                    <text:p text:style-name="P7"><text:span text:style-name="T6">Värskeim versioon github-ist (peamiselt häkkeritele)</text:span></text:p>
                  </text:list-item>
                </text:list>
              </text:list-item>
            </text:list>
            <text:list text:style-name="L8">
              <text:list-item>
                <text:p text:style-name="P7"><text:span text:style-name="T6">Litsents - GPLv2 <text:s/></text:span></text:p>
                <text:list>
                  <text:list-item>
                    <text:p text:style-name="P7"><text:span text:style-name="T6">Tuletatud töö: kasutada sama vabavaralist litsentsi;</text:span></text:p>
                  </text:list-item>
                  <text:list-item>
                    <text:p text:style-name="P7"><text:span text:style-name="T6">Kommertslik kasutus: sisekasutus, nt teenuse/serveri koosseisus;</text:span></text:p>
                  </text:list-item>
                  <text:list-item>
                    <text:p text:style-name="P7"><text:span text:style-name="T6">Muud juhud: kontakteeruda Tartu Ülikoolig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5a272e60c1_0_20:notes" draw:style-name="gr1" draw:layer="layout" svg:width="16.932cm" svg:height="9.524cm" svg:x="1.059cm" svg:y="1.905cm" draw:page-number="3" presentation:class="page"/>
          <draw:frame draw:name="Google Shape;64;g5a272e60c1_0_20:notes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5"><text:span text:style-name="T12"/></text:p>
              <text:p text:style-name="P5"><text:span text:style-name="T12"/></text:p>
            </draw:text-box>
          </draw:frame>
        </presentation:notes>
      </draw:page>
      <draw:page draw:name="EstNLTK hargnemine arenemine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0.7cm" presentation:class="title" presentation:user-transformed="true">
          <draw:text-box>
            <text:p text:style-name="P5"><text:span text:style-name="T5">EstNLTK </text:span><text:span text:style-name="T13">hargnemine</text:span><text:span text:style-name="T5"> arenemine</text:span></text:p>
          </draw:text-box>
        </draw:frame>
        <draw:frame draw:name="Google Shape;73;p16" presentation:style-name="pr7" draw:text-style-name="P10" draw:layer="layout" svg:width="23.667cm" svg:height="9.489cm" svg:x="0.866cm" svg:y="2.935cm" presentation:class="outline" presentation:user-transformed="true">
          <draw:text-box>
            <text:list text:style-name="L2">
              <text:list-item>
                <text:p text:style-name="P7"><text:span text:style-name="T6">versioon 1.4</text:span></text:p>
              </text:list-item>
            </text:list>
            <text:p text:style-name="P8"><text:span text:style-name="T14">+</text:span><text:span text:style-name="T15"> </text:span><text:span text:style-name="T16">palju erinevaid tööriistu (sh morf analüüs, süntaks, IE, semantika)</text:span></text:p>
            <text:p text:style-name="P8"><text:span text:style-name="T14">-</text:span><text:span text:style-name="T16"> ebaühtlane liides; probleemid kihtide ja mitmesuste esitamisel</text:span></text:p>
            <text:list text:continue-numbering="true" text:style-name="L2">
              <text:list-item>
                <text:p text:style-name="P9"><text:span text:style-name="T10">versioon 1.6</text:span></text:p>
              </text:list-item>
            </text:list>
            <text:p text:style-name="P12"><text:span text:style-name="T14">+</text:span><text:span text:style-name="T17"> </text:span><text:span text:style-name="T16">ühtlane liides, (parendatud) tööriistad sõnestusest süntaksianalüüsini;</text:span></text:p>
            <text:p text:style-name="P8"><text:span text:style-name="T14">-</text:span><text:span text:style-name="T17"> </text:span><text:span text:style-name="T16">beta staadiumis; osa v1.4 tööriistu veel puudu</text:span></text:p>
            <text:p text:style-name="P13"><text:span text:style-name="T18"/></text:p>
          </draw:text-box>
        </draw:frame>
        <presentation:notes draw:style-name="dp2">
          <draw:page-thumbnail draw:name="Google Shape;69;g5a272e60c1_0_0:notes" draw:style-name="gr1" draw:layer="layout" svg:width="16.932cm" svg:height="9.524cm" svg:x="1.059cm" svg:y="1.905cm" draw:page-number="4" presentation:class="page"/>
          <draw:frame draw:name="Google Shape;70;g5a272e60c1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NLTK ver 1.6(.3)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stNLTK ver 1.6(.3)</text:span></text:p>
          </draw:text-box>
        </draw:frame>
        <draw:frame draw:name="Google Shape;79;p17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6">Robustne keeletöötluse töövoog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6">hulk valmiskujul reegleid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6">sõnestuse parandused, nt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6">numbrid, lühendid,</text:span><text:span text:style-name="T10"> </text:span><text:span text:style-name="T6">www- ja e-maili aadressid</text:span></text:p>
                          </text:list-item>
                        </text:list>
                      </text:list-item>
                      <text:list-item>
                        <text:p text:style-name="P7"><text:span text:style-name="T6">lausestuse järelparandused</text:span></text:p>
                      </text:list-item>
                    </text:list>
                  </text:list-item>
                  <text:list-item>
                    <text:p text:style-name="P7"><text:span text:style-name="T6">võimalik lisada ise valdkonnapõhiseid parandu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5a272e60c1_0_33:notes" draw:style-name="gr1" draw:layer="layout" svg:width="16.932cm" svg:height="9.524cm" svg:x="1.059cm" svg:y="1.905cm" draw:page-number="5" presentation:class="page"/>
          <draw:frame draw:name="Google Shape;76;g5a272e60c1_0_3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NLTK ver 1.6(.3)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stNLTK ver 1.6(.3)</text:span></text:p>
          </draw:text-box>
        </draw:frame>
        <draw:frame draw:name="Google Shape;85;p18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6">PostgreSQL andmebaasi tugi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6">Kiired päringud info ekstraheerimisel</text:span></text:p>
                  </text:list-item>
                  <text:list-item>
                    <text:p text:style-name="P7"><text:span text:style-name="T6">Märgendatud tekstide salvestami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6">märgenduste versioneerimine</text:span></text:p>
                      </text:list-item>
                      <text:list-item>
                        <text:p text:style-name="P7"><text:span text:style-name="T6">kihtide indekseerimine</text:span></text:p>
                      </text:list-item>
                      <text:list-item>
                        <text:p text:style-name="P7"><text:span text:style-name="T6">märgenduste võrdlus (tööriistade arendamise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1;g5a272e60c1_0_28:notes" draw:style-name="gr1" draw:layer="layout" svg:width="16.932cm" svg:height="9.524cm" svg:x="1.059cm" svg:y="1.905cm" draw:page-number="6" presentation:class="page"/>
          <draw:frame draw:name="Google Shape;82;g5a272e60c1_0_2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NLTK ver 1.6(.3)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stNLTK ver 1.6(.3)</text:span></text:p>
          </draw:text-box>
        </draw:frame>
        <draw:frame draw:name="Google Shape;91;p19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6">Uus morfoloogiline analüsaator (</text:span><text:span text:style-name="T19">HFST</text:span><text:span text:style-name="T6">)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6">detailsem liitsõna osade analüüs, nt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6">virumaalane =&gt; </text:span><text:span text:style-name="T19">Virumaa + lane</text:span></text:p>
                      </text:list-item>
                      <text:list-item>
                        <text:p text:style-name="P7"><text:span text:style-name="T6">mäesuusatamine =&gt; </text:span><text:span text:style-name="T19">mägi + suusatama</text:span><text:span text:style-name="T6"> + </text:span><text:span text:style-name="T19">min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Süntaktilise analüüsi tugi ( VislCG3 )</text:span></text:p>
              </text:list-item>
              <text:list-item>
                <text:p text:style-name="P7"><text:span text:style-name="T6">Ajaväljendite tuvastaja uuendatud liides</text:span></text:p>
                <text:list>
                  <text:list-item>
                    <text:p text:style-name="P7"><text:span text:style-name="T6">võimalik kasutada omakirjutatud reegle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7;g5a272e60c1_0_43:notes" draw:style-name="gr1" draw:layer="layout" svg:width="16.932cm" svg:height="9.524cm" svg:x="1.059cm" svg:y="1.905cm" draw:page-number="7" presentation:class="page"/>
          <draw:frame draw:name="Google Shape;88;g5a272e60c1_0_4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iteid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iiteid</text:span></text:p>
          </draw:text-box>
        </draw:frame>
        <draw:frame draw:name="Google Shape;97;p20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6">Lähtekood ja installeerimisjuhised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0"><text:a xlink:href="https://github.com/estnltk/estnltk" xlink:type="simple">https://github.com/estnltk/estnltk</text:a></text:span></text:p>
                  </text:list-item>
                </text:list>
              </text:list-item>
              <text:list-item>
                <text:p text:style-name="P7"><text:span text:style-name="T6">Õppematerjalid / kasutusjuhised:</text:span></text:p>
                <text:list>
                  <text:list-item>
                    <text:p text:style-name="P7"><text:span text:style-name="T20"><text:a xlink:href="https://github.com/d009/EstNLP" xlink:type="simple">https://github.com/d009/EstNLP</text:a></text:span></text:p>
                  </text:list-item>
                </text:list>
              </text:list-item>
            </text:list>
            <text:p text:style-name="P14"><text:span text:style-name="T6">(ver 1.4, eesti k)</text:span></text:p>
            <text:list text:style-name="L12">
              <text:list-item>
                <text:list>
                  <text:list-item>
                    <text:p text:style-name="P15"><text:span text:style-name="T21"><text:a xlink:href="https://github.com/estnltk/estnltk/tree/version_1.6/tutorials" xlink:type="simple">https://github.com/estnltk/estnltk/tree/version_1.6/tutorials</text:a></text:span></text:p>
                  </text:list-item>
                </text:list>
              </text:list-item>
            </text:list>
            <text:p text:style-name="P16"><text:span text:style-name="T6">(ver 1.6, inglise k)</text:span></text:p>
          </draw:text-box>
        </draw:frame>
        <presentation:notes draw:style-name="dp2">
          <draw:page-thumbnail draw:name="Google Shape;93;g5a272e60c1_0_38:notes" draw:style-name="gr1" draw:layer="layout" svg:width="16.932cm" svg:height="9.524cm" svg:x="1.059cm" svg:y="1.905cm" draw:page-number="8" presentation:class="page"/>
          <draw:frame draw:name="Google Shape;94;g5a272e60c1_0_3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äname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Täname</text:span></text:p>
          </draw:text-box>
        </draw:frame>
        <draw:frame draw:name="Google Shape;103;p21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6">Projektijuht <text:s text:c="13"/>Sven Laur</text:span></text:p>
              </text:list-item>
              <text:list-item>
                <text:p text:style-name="P17"><text:span text:style-name="T6">Arendajad</text:span></text:p>
              </text:list-item>
            </text:list>
            <text:p text:style-name="P8"><text:span text:style-name="T6">Timo Petmanson <text:s text:c="3"/>Siim Orasmaa</text:span><text:span text:style-name="T6"><text:tab/></text:span><text:span text:style-name="T6"><text:tab/></text:span><text:span text:style-name="T6"> <text:s text:c="9"/>Dage Särg</text:span></text:p>
            <text:p text:style-name="P8"><text:span text:style-name="T6">Paul Tammo <text:s text:c="10"/>Aleksandr Tkatšenko <text:s text:c="3"/>Uku Raudvere</text:span></text:p>
            <text:list text:continue-numbering="true" text:style-name="L2">
              <text:list-item>
                <text:p text:style-name="P15"><text:span text:style-name="T6">Nõuandjad</text:span></text:p>
              </text:list-item>
            </text:list>
            <text:p text:style-name="P8"><text:span text:style-name="T6">Heiki-Jaan Kaalep</text:span><text:span text:style-name="T6"><text:tab/></text:span><text:span text:style-name="T6">Kadri Muischnek</text:span></text:p>
            <text:p text:style-name="P8"><text:span text:style-name="T6">Kairit Sirts <text:s/></text:span><text:span text:style-name="T6"><text:tab/></text:span><text:span text:style-name="T6"><text:tab/></text:span><text:span text:style-name="T6"><text:tab/></text:span><text:span text:style-name="T6">Tarmo Vaino</text:span></text:p>
            <text:p text:style-name="P18"><text:span text:style-name="T6"/></text:p>
            <text:p text:style-name="P12"><text:span text:style-name="T6"/></text:p>
            <text:p text:style-name="P12"><text:span text:style-name="T6"/></text:p>
            <text:p text:style-name="P19"><text:span text:style-name="T6"/></text:p>
          </draw:text-box>
        </draw:frame>
        <presentation:notes draw:style-name="dp2">
          <draw:page-thumbnail draw:name="Google Shape;99;g5a272e60c1_0_53:notes" draw:style-name="gr1" draw:layer="layout" svg:width="16.932cm" svg:height="9.524cm" svg:x="1.059cm" svg:y="1.905cm" draw:page-number="9" presentation:class="page"/>
          <draw:frame draw:name="Google Shape;100;g5a272e60c1_0_5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Ubuntu Mono" svg:font-family="'Ubuntu Mono'" style:font-family-generic="modern" style:font-pitch="fixed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ras Light ITC" svg:font-family="'Eras Light ITC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äitmata_20_ja_20_ilma_20_jooneta_20_objekt" style:display-name="Täitmata ja ilma jooneta objek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dc:date>2019-05-22T09:54:36.613000000</dc:date>
    <meta:editing-duration>PT4M36S</meta:editing-duration>
    <meta:editing-cycles>1</meta:editing-cycles>
    <meta:document-statistic meta:object-count="64"/>
  </office:meta>
</office:document-meta>
</file>